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/>
      <text:p text:style-name="Standard"># Parameters for the spiral and harmonic mapping</text:p>
      <text:p text:style-name="Standard">theta_increment = 0.2 <text:s/># Angle step for the spiral</text:p>
      <text:p text:style-name="Standard">scaling_factor = 1.1 <text:s text:c="2"/># Scaling for spiral growth</text:p>
      <text:p text:style-name="Standard"/>
      <text:p text:style-name="Standard"># Generate the Collatz sequence with reduction for numbers 1 to 50</text:p>
      <text:p text:style-name="Standard">def collatz_sequence(n):</text:p>
      <text:p text:style-name="Standard"><text:s text:c="4"/>sequence = []</text:p>
      <text:p text:style-name="Standard"><text:s text:c="4"/>while n != 1:</text:p>
      <text:p text:style-name="Standard"><text:s text:c="8"/>sequence.append(n)</text:p>
      <text:p text:style-name="Standard"><text:s text:c="8"/>if n % 2 == 0:</text:p>
      <text:p text:style-name="Standard"><text:s text:c="12"/>n = n // 2</text:p>
      <text:p text:style-name="Standard"><text:s text:c="8"/>else:</text:p>
      <text:p text:style-name="Standard"><text:s text:c="12"/>n = 3 * n + 1</text:p>
      <text:p text:style-name="Standard"><text:s text:c="4"/>sequence.append(1)</text:p>
      <text:p text:style-name="Standard"><text:s text:c="4"/>return sequence</text:p>
      <text:p text:style-name="Standard"/>
      <text:p text:style-name="Standard"># Reduce a number to harmonic scale (1-9)</text:p>
      <text:p text:style-name="Standard">def reduce_to_harmonic(n):</text:p>
      <text:p text:style-name="Standard"><text:s text:c="4"/>while n &gt; 9:</text:p>
      <text:p text:style-name="Standard"><text:s text:c="8"/>n = sum(int(digit) for digit in str(n))</text:p>
      <text:p text:style-name="Standard"><text:s text:c="4"/>return n</text:p>
      <text:p text:style-name="Standard"/>
      <text:p text:style-name="Standard"># Generate spiral points based on Collatz sequence</text:p>
      <text:p text:style-name="Standard">def generate_spiral_points(n):</text:p>
      <text:p text:style-name="Standard"><text:s text:c="4"/>sequence = collatz_sequence(n)</text:p>
      <text:p text:style-name="Standard"><text:s text:c="4"/>harmonics = [reduce_to_harmonic(x) for x in sequence]</text:p>
      <text:p text:style-name="Standard"><text:s text:c="4"/>theta = 0</text:p>
      <text:p text:style-name="Standard"><text:s text:c="4"/>radius = 1</text:p>
      <text:p text:style-name="Standard"><text:s text:c="4"/>points = []</text:p>
      <text:p text:style-name="Standard"><text:s text:c="4"/>for h in harmonics:</text:p>
      <text:p text:style-name="Standard"><text:s text:c="8"/>x = radius * np.cos(theta)</text:p>
      <text:p text:style-name="Standard"><text:s text:c="8"/>y = radius * np.sin(theta)</text:p>
      <text:p text:style-name="Standard"><text:s text:c="8"/>points.append((x, y, h))</text:p>
      <text:p text:style-name="Standard"><text:s text:c="8"/>theta += theta_increment * h <text:s/># Harmonic affects angle step</text:p>
      <text:p text:style-name="Standard"><text:s text:c="8"/>radius *= scaling_factor <text:s text:c="6"/># Scale the spiral</text:p>
      <text:p text:style-name="Standard"><text:s text:c="4"/>return points</text:p>
      <text:p text:style-name="Standard"/>
      <text:p text:style-name="Standard"># Generate spiral data for numbers 1 to 50</text:p>
      <text:p text:style-name="Standard">spiral_data = []</text:p>
      <text:p text:style-name="Standard">for i in range(1, 51):</text:p>
      <text:p text:style-name="Standard"><text:s text:c="4"/>spiral_data.extend(generate_spiral_points(i))</text:p>
      <text:p text:style-name="Standard"/>
      <text:p text:style-name="Standard"># Plot the spiral with nodes as high-energy points</text:p>
      <text:p text:style-name="Standard">fig, ax = plt.subplots(figsize=(8, 8))</text:p>
      <text:p text:style-name="Standard">for x, y, h in spiral_data:</text:p>
      <text:p text:style-name="Standard"><text:s text:c="4"/>ax.scatter(x, y, c='blue', s=h*5, alpha=0.6) <text:s/># Size proportional to harmonic</text:p>
      <text:p text:style-name="Standard"><text:soft-page-break/></text:p>
      <text:p text:style-name="Standard"># Add annotations for key numbers</text:p>
      <text:p text:style-name="Standard">key_numbers = [1, 2, 3, 4, 5, 8, 9]</text:p>
      <text:p text:style-name="Standard">for x, y, h in spiral_data:</text:p>
      <text:p text:style-name="Standard"><text:s text:c="4"/>if h in key_numbers:</text:p>
      <text:p text:style-name="Standard"><text:s text:c="8"/>ax.text(x, y, str(h), fontsize=8, ha='center', va='center', color='red')</text:p>
      <text:p text:style-name="Standard"/>
      <text:p text:style-name="Standard"># Styling the plot</text:p>
      <text:p text:style-name="Standard">ax.set_title("Collatz Spiral with Harmonic Nodes (1-50)", fontsize=14)</text:p>
      <text:p text:style-name="Standard">ax.set_xlabel("X")</text:p>
      <text:p text:style-name="Standard">ax.set_ylabel("Y")</text:p>
      <text:p text:style-name="Standard">ax.set_aspect('equal', 'box')</text:p>
      <text:p text:style-name="Standard">ax.grid(True)</text:p>
      <text:p text:style-name="Standard"/>
      <text:p text:style-name="Standard"># Display the plot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07:58.297413832</meta:creation-date>
    <dc:date>2025-01-18T12:09:27.767021856</dc:date>
    <meta:editing-duration>PT1M30S</meta:editing-duration>
    <meta:editing-cycles>1</meta:editing-cycles>
    <meta:document-statistic meta:table-count="0" meta:image-count="0" meta:object-count="0" meta:page-count="2" meta:paragraph-count="56" meta:word-count="266" meta:character-count="1807" meta:non-whitespace-character-count="1418"/>
    <meta:generator>LibreOffice/24.2.7.2$Linux_X86_64 LibreOffice_project/420$Build-2</meta:generator>
  </office:meta>
</office:document-meta>
</file>